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842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10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7.684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2.983cm"/>
    </style:style>
    <style:style style:name="co17" style:family="table-column">
      <style:table-column-properties fo:break-before="auto" style:column-width="2.87cm"/>
    </style:style>
    <style:style style:name="co18" style:family="table-column">
      <style:table-column-properties fo:break-before="auto" style:column-width="7.26cm"/>
    </style:style>
    <style:style style:name="co19" style:family="table-column">
      <style:table-column-properties fo:break-before="auto" style:column-width="3.011cm"/>
    </style:style>
    <style:style style:name="co20" style:family="table-column">
      <style:table-column-properties fo:break-before="auto" style:column-width="17.95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3333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66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66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66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66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6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8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9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0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2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3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4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ackground-color="#33ff99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0.088cm solid #000000" fo:background-color="#ff3333" style:diagonal-bl-tr="none" style:diagonal-tl-br="none" fo:border-left="0.088cm solid #000000" fo:border-right="none" style:rotation-align="none" fo:border-top="0.088cm solid #000000"/>
    </style:style>
    <style:style style:name="ce177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88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89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90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>
      <style:table-cell-properties fo:background-color="#ff3333" style:diagonal-bl-tr="none" style:diagonal-tl-br="none" fo:border="0.088cm solid #000000" style:rotation-align="none"/>
    </style:style>
    <style:style style:name="ce19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197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98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88cm solid #000000"/>
    </style:style>
    <style:style style:name="ce199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</style:style>
    <style:style style:name="ce200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35cm solid #000000"/>
    </style:style>
    <style:style style:name="ce201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20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37"/>
        <table:table-column table:style-name="co3" table:default-cell-style-name="Excel_20_Built-in_20_Normal"/>
        <table:table-column table:style-name="co4" table:default-cell-style-name="Excel_20_Built-in_20_Normal"/>
        <table:table-column table:style-name="co4" table:default-cell-style-name="ce17"/>
        <table:table-column table:style-name="co5" table:default-cell-style-name="Excel_20_Built-in_20_Normal"/>
        <table:table-column table:style-name="co6" table:default-cell-style-name="ce17"/>
        <table:table-column table:style-name="co7" table:default-cell-style-name="ce37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ce17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37"/>
        <table:table-column table:style-name="co13" table:default-cell-style-name="Excel_20_Built-in_20_Normal"/>
        <table:table-column table:style-name="co14" table:number-columns-repeated="2" table:default-cell-style-name="ce17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9" table:default-cell-style-name="ce17"/>
        <table:table-column table:style-name="co20" table:default-cell-style-name="Excel_20_Built-in_20_Normal"/>
        <table:table-column table:style-name="co9" table:number-columns-repeated="1000" table:default-cell-style-name="Excel_20_Built-in_20_Normal"/>
        <table:table-row table:style-name="ro1">
          <table:table-cell table:style-name="ce1" office:value-type="string" table:number-columns-spanned="1" table:number-rows-spanned="2">
            <text:p>Grupo</text:p>
          </table:table-cell>
          <table:table-cell table:style-name="ce18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style-name="ce76"/>
          <table:table-cell table:style-name="ce79" office:value-type="string" table:number-columns-spanned="1" table:number-rows-spanned="2">
            <text:p>Grupo</text:p>
          </table:table-cell>
          <table:table-cell table:style-name="ce79" office:value-type="string" table:number-columns-spanned="1" table:number-rows-spanned="2">
            <text:p>Código de Referencia</text:p>
          </table:table-cell>
          <table:table-cell table:style-name="ce79" office:value-type="string" table:number-columns-spanned="1" table:number-rows-spanned="2">
            <text:p>Resultado que Reporta</text:p>
          </table:table-cell>
          <table:table-cell table:style-name="ce79" office:value-type="string" table:number-columns-spanned="1" table:number-rows-spanned="2">
            <text:p>Unidad</text:p>
          </table:table-cell>
          <table:table-cell table:style-name="ce79" office:value-type="string" table:number-columns-spanned="1" table:number-rows-spanned="2">
            <text:p>BDD Remota</text:p>
          </table:table-cell>
          <table:table-cell table:style-name="ce94"/>
          <table:table-cell table:style-name="ce96" office:value-type="string" table:number-columns-spanned="1" table:number-rows-spanned="2">
            <text:p>Grupo</text:p>
          </table:table-cell>
          <table:table-cell table:style-name="ce96" office:value-type="string" table:number-columns-spanned="1" table:number-rows-spanned="2">
            <text:p>Código de Referencia</text:p>
          </table:table-cell>
          <table:table-cell table:style-name="ce96" office:value-type="string" table:number-columns-spanned="1" table:number-rows-spanned="2">
            <text:p>Resultado que Reporta</text:p>
          </table:table-cell>
          <table:table-cell table:style-name="ce96" office:value-type="string" table:number-columns-spanned="1" table:number-rows-spanned="2">
            <text:p>Unidad</text:p>
          </table:table-cell>
          <table:table-cell table:style-name="ce97" office:value-type="string" table:number-columns-spanned="1" table:number-rows-spanned="2">
            <text:p>BDD Remota</text:p>
          </table:table-cell>
          <table:table-cell table:style-name="ce171"/>
          <table:table-cell table:style-name="ce96" office:value-type="string" table:number-columns-spanned="1" table:number-rows-spanned="2">
            <text:p>Grupo</text:p>
          </table:table-cell>
          <table:table-cell table:style-name="ce177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number-columns-repeated="1001"/>
        </table:table-row>
        <table:table-row table:style-name="ro2">
          <table:covered-table-cell table:style-name="ce2"/>
          <table:covered-table-cell table:style-name="ce19"/>
          <table:covered-table-cell table:number-columns-repeated="3" table:style-name="ce2"/>
          <table:table-cell table:style-name="ce77"/>
          <table:covered-table-cell table:number-columns-repeated="5" table:style-name="ce80"/>
          <table:table-cell table:style-name="ce95"/>
          <table:covered-table-cell table:number-columns-repeated="5" table:style-name="ce97"/>
          <table:table-cell table:style-name="ce171"/>
          <table:covered-table-cell table:style-name="ce97"/>
          <table:covered-table-cell table:style-name="ce178"/>
          <table:covered-table-cell table:number-columns-repeated="3" table:style-name="ce2"/>
          <table:table-cell table:number-columns-repeated="1001"/>
        </table:table-row>
        <table:table-row table:style-name="ro3">
          <table:table-cell table:style-name="ce3" office:value-type="string" table:number-columns-spanned="1" table:number-rows-spanned="48">
            <text:p>HEADER</text:p>
          </table:table-cell>
          <table:table-cell table:style-name="ce20" office:value-type="float" office:value="10100">
            <text:p>10100</text:p>
          </table:table-cell>
          <table:table-cell table:style-name="ce38" office:value-type="string">
            <text:p>Patente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3</text:p>
          </table:table-cell>
          <table:table-cell table:style-name="ce81" office:value-type="float" office:value="52000">
            <text:p>52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table-cell table:style-name="ce98" office:value-type="string">
            <text:p>Frenos Total</text:p>
          </table:table-cell>
          <table:table-cell table:style-name="ce112" office:value-type="float" office:value="56000">
            <text:p>56000</text:p>
          </table:table-cell>
          <table:table-cell table:style-name="ce98" office:value-type="string">
            <text:p>Eficacia total del Vehículo</text:p>
          </table:table-cell>
          <table:table-cell table:style-name="ce152" office:value-type="string">
            <text:p>%</text:p>
          </table:table-cell>
          <table:table-cell table:style-name="ce153"/>
          <table:table-cell table:style-name="ce172"/>
          <table:table-cell table:style-name="ce10" office:value-type="string">
            <text:p>Línea de Prueba</text:p>
          </table:table-cell>
          <table:table-cell table:style-name="ce121" office:value-type="float" office:value="80000">
            <text:p>80000</text:p>
          </table:table-cell>
          <table:table-cell table:style-name="ce143" office:value-type="string">
            <text:p>Número de Línea</text:p>
          </table:table-cell>
          <table:table-cell table:style-name="ce195" office:value-type="string">
            <text:p>Numerico</text:p>
          </table:table-cell>
          <table:table-cell table:style-name="ce15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102">
            <text:p>10102</text:p>
          </table:table-cell>
          <table:table-cell table:style-name="ce39" office:value-type="string">
            <text:p>Numero de Chasis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01">
            <text:p>52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6" office:value-type="string" table:number-columns-spanned="1" table:number-rows-spanned="13">
            <text:p>Huella Neumático (La llame profundidadDeNeumatico)</text:p>
          </table:table-cell>
          <table:table-cell table:style-name="ce113" office:value-type="float" office:value="61000">
            <text:p>61000</text:p>
          </table:table-cell>
          <table:table-cell table:style-name="ce135" office:value-type="string">
            <text:p>Profundidad Neumatico Delantero Izq.</text:p>
          </table:table-cell>
          <table:table-cell table:style-name="ce153" office:value-type="string" table:number-columns-spanned="1" table:number-rows-spanned="13">
            <text:p>mm</text:p>
          </table:table-cell>
          <table:table-cell table:style-name="ce93" office:value-type="string">
            <text:p>x</text:p>
          </table:table-cell>
          <table:table-cell table:style-name="ce173"/>
          <table:table-cell table:style-name="ce10" office:value-type="string" table:number-columns-spanned="1" table:number-rows-spanned="40">
            <text:p>Estadística de Puestos</text:p>
          </table:table-cell>
          <table:table-cell table:style-name="ce179" office:value-type="float" office:value="80001">
            <text:p>80001</text:p>
          </table:table-cell>
          <table:table-cell table:style-name="ce88" office:value-type="string">
            <text:p>Fecha ingreso al Puesto 1</text:p>
          </table:table-cell>
          <table:table-cell table:style-name="ce92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104">
            <text:p>10104</text:p>
          </table:table-cell>
          <table:table-cell table:style-name="ce39" office:value-type="string">
            <text:p>Numero Moto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10">
            <text:p>52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1">
            <text:p>61001</text:p>
          </table:table-cell>
          <table:table-cell table:style-name="ce136" office:value-type="string">
            <text:p>Profundidad Neumatico Delantero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0" office:value-type="float" office:value="80002">
            <text:p>80002</text:p>
          </table:table-cell>
          <table:table-cell table:style-name="ce86" office:value-type="string">
            <text:p>Fecha de salida del Puesto 1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0">
            <text:p>10200</text:p>
          </table:table-cell>
          <table:table-cell table:style-name="ce39" office:value-type="string">
            <text:p>Marca del Vehícu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0">
            <text:p>52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2">
            <text:p>61002</text:p>
          </table:table-cell>
          <table:table-cell table:style-name="ce136" office:value-type="string">
            <text:p>Profundidad Neumatico 2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3">
            <text:p>80003</text:p>
          </table:table-cell>
          <table:table-cell table:style-name="ce87" office:value-type="string">
            <text:p>Operador Puesto 1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1">
            <text:p>10201</text:p>
          </table:table-cell>
          <table:table-cell table:style-name="ce39" office:value-type="string">
            <text:p>Año de Fabricación</text:p>
          </table:table-cell>
          <table:table-cell table:style-name="ce61" office:value-type="string">
            <text:p>Añ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1">
            <text:p>52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3">
            <text:p>61003</text:p>
          </table:table-cell>
          <table:table-cell table:style-name="ce136" office:value-type="string">
            <text:p>Profundidad Neumatico 2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04">
            <text:p>80004</text:p>
          </table:table-cell>
          <table:table-cell table:style-name="ce86" office:value-type="string">
            <text:p>Fecha ingreso al Puesto 2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2">
            <text:p>10202</text:p>
          </table:table-cell>
          <table:table-cell table:style-name="ce39" office:value-type="string">
            <text:p>Sub 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0">
            <text:p>52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4">
            <text:p>61004</text:p>
          </table:table-cell>
          <table:table-cell table:style-name="ce137" office:value-type="string">
            <text:p>Profundidad Neumatico 2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05">
            <text:p>80005</text:p>
          </table:table-cell>
          <table:table-cell table:style-name="ce86" office:value-type="string">
            <text:p>Fecha de salida del Puesto 2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3">
            <text:p>10203</text:p>
          </table:table-cell>
          <table:table-cell table:style-name="ce39" office:value-type="string">
            <text:p>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1">
            <text:p>52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5">
            <text:p>61005</text:p>
          </table:table-cell>
          <table:table-cell table:style-name="ce136" office:value-type="string">
            <text:p>Profundidad Neumatico 2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06">
            <text:p>80006</text:p>
          </table:table-cell>
          <table:table-cell table:style-name="ce87" office:value-type="string">
            <text:p>Operador Puesto 2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1" office:value-type="float" office:value="10204">
            <text:p>10204</text:p>
          </table:table-cell>
          <table:table-cell table:style-name="ce39" office:value-type="string">
            <text:p>Kilómetros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40">
            <text:p>52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6">
            <text:p>61006</text:p>
          </table:table-cell>
          <table:table-cell table:style-name="ce136" office:value-type="string">
            <text:p>Profundidad Neumatico 3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07">
            <text:p>80007</text:p>
          </table:table-cell>
          <table:table-cell table:style-name="ce86" office:value-type="string">
            <text:p>Fecha ingreso al Puesto 3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8">
            <text:p>10208</text:p>
          </table:table-cell>
          <table:table-cell table:style-name="ce39" office:value-type="string">
            <text:p>Tipo Vehicul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100">
            <text:p>52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7">
            <text:p>61007</text:p>
          </table:table-cell>
          <table:table-cell table:style-name="ce136" office:value-type="string">
            <text:p>Profundidad Neumatico 3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08">
            <text:p>80008</text:p>
          </table:table-cell>
          <table:table-cell table:style-name="ce86" office:value-type="string">
            <text:p>Fecha de salida del Puesto 3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9">
            <text:p>10209</text:p>
          </table:table-cell>
          <table:table-cell table:style-name="ce39" office:value-type="string">
            <text:p>Combustibl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2101">
            <text:p>52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4"/>
          <table:table-cell table:style-name="ce114" office:value-type="float" office:value="61008">
            <text:p>61008</text:p>
          </table:table-cell>
          <table:table-cell table:style-name="ce136" office:value-type="string">
            <text:p>Profundidad Neumatico 3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09">
            <text:p>80009</text:p>
          </table:table-cell>
          <table:table-cell table:style-name="ce87" office:value-type="string">
            <text:p>Operador Puesto 3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0">
            <text:p>10210</text:p>
          </table:table-cell>
          <table:table-cell table:style-name="ce39" office:value-type="string">
            <text:p>Cantidad de Ejes</text:p>
          </table:table-cell>
          <table:table-cell table:style-name="ce61" office:value-type="string">
            <text:p>Númeric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4</text:p>
          </table:table-cell>
          <table:table-cell table:style-name="ce81" office:value-type="float" office:value="53000">
            <text:p>53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4"/>
          <table:table-cell table:style-name="ce114" office:value-type="float" office:value="61009">
            <text:p>61009</text:p>
          </table:table-cell>
          <table:table-cell table:style-name="ce136" office:value-type="string">
            <text:p>Profundidad Neumatico 3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0">
            <text:p>80010</text:p>
          </table:table-cell>
          <table:table-cell table:style-name="ce86" office:value-type="string">
            <text:p>Fecha ingreso al Puesto 4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1">
            <text:p>10211</text:p>
          </table:table-cell>
          <table:table-cell table:style-name="ce40" office:value-type="string">
            <text:p>Color Prim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01">
            <text:p>53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10">
            <text:p>61010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1">
            <text:p>80011</text:p>
          </table:table-cell>
          <table:table-cell table:style-name="ce86" office:value-type="string">
            <text:p>Fecha de salida del Puesto 4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2">
            <text:p>10212</text:p>
          </table:table-cell>
          <table:table-cell table:style-name="ce40" office:value-type="string">
            <text:p>Color Secund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10">
            <text:p>53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11">
            <text:p>61011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12">
            <text:p>80012</text:p>
          </table:table-cell>
          <table:table-cell table:style-name="ce87" office:value-type="string">
            <text:p>Operador Puesto 4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3">
            <text:p>10213</text:p>
          </table:table-cell>
          <table:table-cell table:style-name="ce40" office:value-type="string">
            <text:p>Clas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20">
            <text:p>53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5"/>
          <table:table-cell table:style-name="ce115" office:value-type="float" office:value="61012">
            <text:p>61012</text:p>
          </table:table-cell>
          <table:table-cell table:style-name="ce138" office:value-type="string">
            <text:p>Profundidad Neumatico de Emergencia.</text:p>
          </table:table-cell>
          <table:covered-table-cell table:style-name="ce5"/>
          <table:table-cell table:style-name="ce5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3">
            <text:p>80013</text:p>
          </table:table-cell>
          <table:table-cell table:style-name="ce86" office:value-type="string">
            <text:p>Fecha ingreso al Puesto 5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214">
            <text:p>10214</text:p>
          </table:table-cell>
          <table:table-cell table:style-name="ce40"/>
          <table:table-cell table:style-name="ce61"/>
          <table:table-cell table:style-name="ce72"/>
          <table:table-cell table:style-name="ce78"/>
          <table:covered-table-cell table:style-name="ce11"/>
          <table:table-cell table:style-name="ce82" office:value-type="float" office:value="53021">
            <text:p>53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99" office:value-type="string">
            <text:p>Sonómetro</text:p>
          </table:table-cell>
          <table:table-cell table:style-name="ce116" office:value-type="float" office:value="60000">
            <text:p>60000</text:p>
          </table:table-cell>
          <table:table-cell table:style-name="ce139" office:value-type="string">
            <text:p>Valor de Medición</text:p>
          </table:table-cell>
          <table:table-cell table:style-name="ce154" office:value-type="string">
            <text:p>db</text:p>
          </table:table-cell>
          <table:table-cell table:style-name="ce153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4">
            <text:p>80014</text:p>
          </table:table-cell>
          <table:table-cell table:style-name="ce86" office:value-type="string">
            <text:p>Fecha de salida del Puesto 5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5">
            <text:p>10215</text:p>
          </table:table-cell>
          <table:table-cell table:style-name="ce40" office:value-type="string">
            <text:p>Pasajero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0">
            <text:p>53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0" office:value-type="string" table:number-columns-spanned="1" table:number-rows-spanned="10">
            <text:p>Luxómetro</text:p>
          </table:table-cell>
          <table:table-cell table:style-name="ce117" office:value-type="float" office:value="70000">
            <text:p>70000</text:p>
          </table:table-cell>
          <table:table-cell table:style-name="ce140" office:value-type="string">
            <text:p>Alineación Faro Derecho Horizontal</text:p>
          </table:table-cell>
          <table:table-cell table:style-name="ce155"/>
          <table:table-cell table:style-name="ce93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15">
            <text:p>80015</text:p>
          </table:table-cell>
          <table:table-cell table:style-name="ce87" office:value-type="string">
            <text:p>Operador Puesto 5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6">
            <text:p>10216</text:p>
          </table:table-cell>
          <table:table-cell table:style-name="ce40" office:value-type="string">
            <text:p>Cilindrada</text:p>
          </table:table-cell>
          <table:table-cell table:style-name="ce61" office:value-type="string">
            <text:p>Nu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1">
            <text:p>53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8" office:value-type="float" office:value="70001">
            <text:p>70001</text:p>
          </table:table-cell>
          <table:table-cell table:style-name="ce141" office:value-type="string">
            <text:p>Alineación Faro Izquierdo Horizontal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6">
            <text:p>80016</text:p>
          </table:table-cell>
          <table:table-cell table:style-name="ce86" office:value-type="string">
            <text:p>Fecha ingreso al Puesto 6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217">
            <text:p>10217</text:p>
          </table:table-cell>
          <table:table-cell table:style-name="ce40" office:value-type="string">
            <text:p>Servic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40">
            <text:p>53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0">
            <text:p>70010</text:p>
          </table:table-cell>
          <table:table-cell table:style-name="ce141" office:value-type="string">
            <text:p>Intensidad Alta Derecha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7">
            <text:p>80017</text:p>
          </table:table-cell>
          <table:table-cell table:style-name="ce86" office:value-type="string">
            <text:p>Fecha de salida del Puesto 6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218">
            <text:p>10218</text:p>
          </table:table-cell>
          <table:table-cell table:style-name="ce41" office:value-type="string">
            <text:p>Observacione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100">
            <text:p>53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1">
            <text:p>70011</text:p>
          </table:table-cell>
          <table:table-cell table:style-name="ce141" office:value-type="string">
            <text:p>Intensidad Alta Izquierda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18">
            <text:p>80018</text:p>
          </table:table-cell>
          <table:table-cell table:style-name="ce87" office:value-type="string">
            <text:p>Operador Puesto 6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0">
            <text:p>10300</text:p>
          </table:table-cell>
          <table:table-cell table:style-name="ce42" office:value-type="string">
            <text:p>Propietario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3101">
            <text:p>53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1"/>
          <table:table-cell table:style-name="ce119" office:value-type="float" office:value="70012">
            <text:p>70012</text:p>
          </table:table-cell>
          <table:table-cell table:style-name="ce141" office:value-type="string">
            <text:p>Intensidad Baja Derecha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19">
            <text:p>80019</text:p>
          </table:table-cell>
          <table:table-cell table:style-name="ce86" office:value-type="string">
            <text:p>Fecha ingreso al Puesto 7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1">
            <text:p>10301</text:p>
          </table:table-cell>
          <table:table-cell table:style-name="ce42" office:value-type="string">
            <text:p>Propietario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5</text:p>
          </table:table-cell>
          <table:table-cell table:style-name="ce81" office:value-type="float" office:value="54000">
            <text:p>54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1"/>
          <table:table-cell table:style-name="ce119" office:value-type="float" office:value="70013">
            <text:p>70013</text:p>
          </table:table-cell>
          <table:table-cell table:style-name="ce141" office:value-type="string">
            <text:p>Intensidad Baja Izquierda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20">
            <text:p>80020</text:p>
          </table:table-cell>
          <table:table-cell table:style-name="ce86" office:value-type="string">
            <text:p>Fecha de salida del Puesto 7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2">
            <text:p>10302</text:p>
          </table:table-cell>
          <table:table-cell table:style-name="ce42" office:value-type="string">
            <text:p>Propietario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01">
            <text:p>54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4">
            <text:p>70014</text:p>
          </table:table-cell>
          <table:table-cell table:style-name="ce141" office:value-type="string">
            <text:p>Intensidad Auxiliar Derecho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21">
            <text:p>80021</text:p>
          </table:table-cell>
          <table:table-cell table:style-name="ce87" office:value-type="string">
            <text:p>Operador Puesto 7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3">
            <text:p>10303</text:p>
          </table:table-cell>
          <table:table-cell table:style-name="ce42" office:value-type="string">
            <text:p>Propietario Documento de Identidad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10">
            <text:p>54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5">
            <text:p>70015</text:p>
          </table:table-cell>
          <table:table-cell table:style-name="ce141" office:value-type="string">
            <text:p>Intensidad Auxiliar Izquierdo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22">
            <text:p>80022</text:p>
          </table:table-cell>
          <table:table-cell table:style-name="ce86" office:value-type="string">
            <text:p>Fecha ingreso al Puesto 8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4">
            <text:p>10304</text:p>
          </table:table-cell>
          <table:table-cell table:style-name="ce42" office:value-type="string">
            <text:p>Conductor Email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0">
            <text:p>54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6">
            <text:p>70016</text:p>
          </table:table-cell>
          <table:table-cell table:style-name="ce141" office:value-type="string">
            <text:p>Alineación Faro Derecho Vertical</text:p>
          </table:table-cell>
          <table:table-cell table:style-name="ce156" office:value-type="string">
            <text:p>MANTUVE LOS VIEJOS Y LOS NUEVOS</text:p>
          </table:table-cell>
          <table:table-cell table:style-name="ce4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23">
            <text:p>80023</text:p>
          </table:table-cell>
          <table:table-cell table:style-name="ce86" office:value-type="string">
            <text:p>Fecha de salida del Puesto 8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1" office:value-type="float" office:value="10305">
            <text:p>10305</text:p>
          </table:table-cell>
          <table:table-cell table:style-name="ce42" office:value-type="string">
            <text:p>Conductor Teléfon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1">
            <text:p>54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2"/>
          <table:table-cell table:style-name="ce120" office:value-type="float" office:value="70017">
            <text:p>70017</text:p>
          </table:table-cell>
          <table:table-cell table:style-name="ce142" office:value-type="string">
            <text:p>Alineación Faro Izquierdo Vertical</text:p>
          </table:table-cell>
          <table:table-cell table:style-name="ce157" office:value-type="string">
            <text:p>MANTUVE LOS VIEJOS Y LOS NUEVOS</text:p>
          </table:table-cell>
          <table:table-cell table:style-name="ce5" office:value-type="string">
            <text:p>x</text:p>
          </table:table-cell>
          <table:table-cell table:style-name="ce172"/>
          <table:covered-table-cell table:style-name="ce11"/>
          <table:table-cell table:style-name="ce181" office:value-type="float" office:value="80024">
            <text:p>80024</text:p>
          </table:table-cell>
          <table:table-cell table:style-name="ce87" office:value-type="string">
            <text:p>Operador Puesto 8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6">
            <text:p>10306</text:p>
          </table:table-cell>
          <table:table-cell table:style-name="ce42" office:value-type="string">
            <text:p>Propietario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0">
            <text:p>54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" office:value-type="string">
            <text:p>Inspección Visual</text:p>
          </table:table-cell>
          <table:table-cell table:style-name="ce121" office:value-type="string">
            <text:p>xxxxxx</text:p>
          </table:table-cell>
          <table:table-cell table:style-name="ce143" office:value-type="string">
            <text:p>Definido por el Usuario</text:p>
          </table:table-cell>
          <table:table-cell table:style-name="ce152"/>
          <table:table-cell table:style-name="ce153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25">
            <text:p>80025</text:p>
          </table:table-cell>
          <table:table-cell table:style-name="ce86" office:value-type="string">
            <text:p>Fecha ingreso al Puesto 9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7">
            <text:p>10307</text:p>
          </table:table-cell>
          <table:table-cell table:style-name="ce42" office:value-type="string">
            <text:p>Propietario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1">
            <text:p>54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3" office:value-type="string">
            <text:p>Inspección DH</text:p>
          </table:table-cell>
          <table:table-cell table:style-name="ce122" office:value-type="string">
            <text:p>xxxxxx</text:p>
          </table:table-cell>
          <table:table-cell table:style-name="ce144" office:value-type="string">
            <text:p>Definido por el Usuario</text:p>
          </table:table-cell>
          <table:table-cell table:style-name="ce158"/>
          <table:table-cell table:style-name="ce153" office:value-type="string">
            <text:p>x</text:p>
          </table:table-cell>
          <table:table-cell table:style-name="ce172"/>
          <table:covered-table-cell table:style-name="ce11"/>
          <table:table-cell table:style-name="ce180" office:value-type="float" office:value="80026">
            <text:p>80026</text:p>
          </table:table-cell>
          <table:table-cell table:style-name="ce86" office:value-type="string">
            <text:p>Fecha de salida del Puesto 9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8">
            <text:p>10308</text:p>
          </table:table-cell>
          <table:table-cell table:style-name="ce40" office:value-type="string">
            <text:p>Conductor Nacionalidad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4040">
            <text:p>54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103" office:value-type="string" table:number-columns-spanned="1" table:number-rows-spanned="12">
            <text:p>FRENOS</text:p>
          </table:table-cell>
          <table:table-cell table:style-name="ce123" office:value-type="float" office:value="100001">
            <text:p>100001</text:p>
          </table:table-cell>
          <table:table-cell table:style-name="ce145" office:value-type="string">
            <text:p>Motivo de Corte de Prueba de Freno Eje 1</text:p>
          </table:table-cell>
          <table:table-cell table:style-name="ce159" office:value-type="string">
            <text:p>TMP/RES/PRE/OTR</text:p>
          </table:table-cell>
          <table:table-cell table:style-name="ce169"/>
          <table:table-cell table:style-name="ce172"/>
          <table:covered-table-cell table:style-name="ce11"/>
          <table:table-cell table:style-name="ce181" office:value-type="float" office:value="80027">
            <text:p>80027</text:p>
          </table:table-cell>
          <table:table-cell table:style-name="ce87" office:value-type="string">
            <text:p>Operador Puesto 9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9">
            <text:p>10309</text:p>
          </table:table-cell>
          <table:table-cell table:style-name="ce40" office:value-type="string">
            <text:p>Conductor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100">
            <text:p>54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2">
            <text:p>100002</text:p>
          </table:table-cell>
          <table:table-cell table:style-name="ce146" office:value-type="string">
            <text:p>Motivo de Corte de Prueba de Freno Eje 2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0" office:value-type="float" office:value="80028">
            <text:p>80028</text:p>
          </table:table-cell>
          <table:table-cell table:style-name="ce86" office:value-type="string">
            <text:p>Fecha ingreso al Puesto 10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0">
            <text:p>10310</text:p>
          </table:table-cell>
          <table:table-cell table:style-name="ce40" office:value-type="string">
            <text:p>Conductor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4101">
            <text:p>54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4"/>
          <table:table-cell table:style-name="ce124" office:value-type="float" office:value="100003">
            <text:p>100003</text:p>
          </table:table-cell>
          <table:table-cell table:style-name="ce146" office:value-type="string">
            <text:p>Motivo de Corte de Prueba de Freno Eje 3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0" office:value-type="float" office:value="80029">
            <text:p>80029</text:p>
          </table:table-cell>
          <table:table-cell table:style-name="ce86" office:value-type="string">
            <text:p>Fecha de salida del Puesto 10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1">
            <text:p>10311</text:p>
          </table:table-cell>
          <table:table-cell table:style-name="ce40" office:value-type="string">
            <text:p>Conductor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6</text:p>
          </table:table-cell>
          <table:table-cell table:style-name="ce81" office:value-type="float" office:value="55000">
            <text:p>55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4"/>
          <table:table-cell table:style-name="ce124" office:value-type="float" office:value="100004">
            <text:p>100004</text:p>
          </table:table-cell>
          <table:table-cell table:style-name="ce146" office:value-type="string">
            <text:p>Motivo de Corte de Prueba de Freno Eje 4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1" office:value-type="float" office:value="80030">
            <text:p>80030</text:p>
          </table:table-cell>
          <table:table-cell table:style-name="ce87" office:value-type="string">
            <text:p>Operador Puesto 10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2">
            <text:p>10312</text:p>
          </table:table-cell>
          <table:table-cell table:style-name="ce40" office:value-type="string">
            <text:p>Conductor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01">
            <text:p>55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5">
            <text:p>100005</text:p>
          </table:table-cell>
          <table:table-cell table:style-name="ce146" office:value-type="string">
            <text:p>Motivo de Corte de Prueba de Freno Eje 5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2" office:value-type="float" office:value="80031">
            <text:p>80031</text:p>
          </table:table-cell>
          <table:table-cell table:style-name="ce190" office:value-type="string">
            <text:p>Nro de Línea Pto1</text:p>
          </table:table-cell>
          <table:table-cell table:style-name="ce196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3">
            <text:p>10313</text:p>
          </table:table-cell>
          <table:table-cell table:style-name="ce40" office:value-type="string">
            <text:p>Conductor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10">
            <text:p>55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6">
            <text:p>100006</text:p>
          </table:table-cell>
          <table:table-cell table:style-name="ce146" office:value-type="string">
            <text:p>Motivo de Corte de Prueba de Freno Eje 6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2" office:value-type="float" office:value="80032">
            <text:p>80032</text:p>
          </table:table-cell>
          <table:table-cell table:style-name="ce191" office:value-type="string">
            <text:p>Nro de Línea Pto2</text:p>
          </table:table-cell>
          <table:table-cell table:style-name="ce197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4">
            <text:p>10314</text:p>
          </table:table-cell>
          <table:table-cell table:style-name="ce40" office:value-type="string">
            <text:p>Conductor Documento de Ident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0">
            <text:p>55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7">
            <text:p>100007</text:p>
          </table:table-cell>
          <table:table-cell table:style-name="ce146" office:value-type="string">
            <text:p>Motivo de Corte de Prueba de F. Mano Eje 1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3" office:value-type="float" office:value="80033">
            <text:p>80033</text:p>
          </table:table-cell>
          <table:table-cell table:style-name="ce143" office:value-type="string">
            <text:p>Nro de Línea Pto3</text:p>
          </table:table-cell>
          <table:table-cell table:style-name="ce196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5">
            <text:p>10315</text:p>
          </table:table-cell>
          <table:table-cell table:style-name="ce40" office:value-type="string">
            <text:p>Conductor Licencia Conduci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1">
            <text:p>55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8">
            <text:p>100008</text:p>
          </table:table-cell>
          <table:table-cell table:style-name="ce146" office:value-type="string">
            <text:p>Motivo de Corte de Prueba de F. Mano Eje 2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2" office:value-type="float" office:value="80034">
            <text:p>80034</text:p>
          </table:table-cell>
          <table:table-cell table:style-name="ce192" office:value-type="string">
            <text:p>Nro de Línea Pto4</text:p>
          </table:table-cell>
          <table:table-cell table:style-name="ce62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6">
            <text:p>10316</text:p>
          </table:table-cell>
          <table:table-cell table:style-name="ce40" office:value-type="string">
            <text:p>Conductor Categoria Licencia</text:p>
          </table:table-cell>
          <table:table-cell table:style-name="ce61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0">
            <text:p>55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9">
            <text:p>100009</text:p>
          </table:table-cell>
          <table:table-cell table:style-name="ce146" office:value-type="string">
            <text:p>Motivo de Corte de Prueba de F. Mano Eje 3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3" office:value-type="float" office:value="80035">
            <text:p>80035</text:p>
          </table:table-cell>
          <table:table-cell table:style-name="ce143" office:value-type="string">
            <text:p>Nro de Línea Pto5</text:p>
          </table:table-cell>
          <table:table-cell table:style-name="ce196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2" office:value-type="float" office:value="10317">
            <text:p>10317</text:p>
          </table:table-cell>
          <table:table-cell table:style-name="ce43" office:value-type="string">
            <text:p>Conductor Vigencia Licencia</text:p>
          </table:table-cell>
          <table:table-cell table:style-name="ce62" office:value-type="string">
            <text:p>Texto</text:p>
          </table:table-cell>
          <table:table-cell table:style-name="ce73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1">
            <text:p>55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10">
            <text:p>100010</text:p>
          </table:table-cell>
          <table:table-cell table:style-name="ce146" office:value-type="string">
            <text:p>Motivo de Corte de Prueba de F. Mano Eje 4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2" office:value-type="float" office:value="80036">
            <text:p>80036</text:p>
          </table:table-cell>
          <table:table-cell table:style-name="ce192" office:value-type="string">
            <text:p>Nro de Línea Pto6</text:p>
          </table:table-cell>
          <table:table-cell table:style-name="ce62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8">
            <text:p>10318</text:p>
          </table:table-cell>
          <table:table-cell table:style-name="ce40" office:value-type="string">
            <text:p>Seguro Compan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40">
            <text:p>55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11">
            <text:p>100011</text:p>
          </table:table-cell>
          <table:table-cell table:style-name="ce146" office:value-type="string">
            <text:p>Motivo de Corte de Prueba de F. Mano Eje 5</text:p>
          </table:table-cell>
          <table:table-cell table:style-name="ce160" office:value-type="string">
            <text:p>TMP/RES/PRE/OTR</text:p>
          </table:table-cell>
          <table:table-cell table:style-name="ce73"/>
          <table:table-cell table:style-name="ce172"/>
          <table:covered-table-cell table:style-name="ce11"/>
          <table:table-cell table:style-name="ce183" office:value-type="float" office:value="80037">
            <text:p>80037</text:p>
          </table:table-cell>
          <table:table-cell table:style-name="ce143" office:value-type="string">
            <text:p>Nro de Línea Pto7</text:p>
          </table:table-cell>
          <table:table-cell table:style-name="ce196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9">
            <text:p>10319</text:p>
          </table:table-cell>
          <table:table-cell table:style-name="ce40" office:value-type="string">
            <text:p>Seguro Poliz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100">
            <text:p>55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5"/>
          <table:table-cell table:style-name="ce125" office:value-type="float" office:value="100012">
            <text:p>100012</text:p>
          </table:table-cell>
          <table:table-cell table:style-name="ce147" office:value-type="string">
            <text:p>Motivo de Corte de Prueba de F. Mano Eje 6</text:p>
          </table:table-cell>
          <table:table-cell table:style-name="ce161" office:value-type="string">
            <text:p>TMP/RES/PRE/OTR</text:p>
          </table:table-cell>
          <table:table-cell table:style-name="ce170"/>
          <table:table-cell table:style-name="ce172"/>
          <table:covered-table-cell table:style-name="ce11"/>
          <table:table-cell table:style-name="ce182" office:value-type="float" office:value="80038">
            <text:p>80038</text:p>
          </table:table-cell>
          <table:table-cell table:style-name="ce192" office:value-type="string">
            <text:p>Nro de Línea Pto8</text:p>
          </table:table-cell>
          <table:table-cell table:style-name="ce62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0">
            <text:p>10320</text:p>
          </table:table-cell>
          <table:table-cell table:style-name="ce44" office:value-type="string">
            <text:p>Seguro Vigencia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5101">
            <text:p>55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table-cell table:style-name="ce106" office:value-type="string" table:number-columns-spanned="1" table:number-rows-spanned="16">
            <text:p>Valores <text:s text:c="4"/>Calibrados</text:p>
          </table:table-cell>
          <table:table-cell table:style-name="ce126" office:value-type="float" office:value="100013">
            <text:p>100013</text:p>
          </table:table-cell>
          <table:table-cell table:style-name="ce85" office:value-type="string">
            <text:p>Valor de Cero de BF Derecho</text:p>
          </table:table-cell>
          <table:table-cell table:style-name="ce162"/>
          <table:table-cell table:style-name="ce169"/>
          <table:table-cell table:style-name="ce78"/>
          <table:covered-table-cell table:style-name="ce11"/>
          <table:table-cell table:style-name="ce183" office:value-type="float" office:value="80039">
            <text:p>80039</text:p>
          </table:table-cell>
          <table:table-cell table:style-name="ce143" office:value-type="string">
            <text:p>Nro de Línea Pto9</text:p>
          </table:table-cell>
          <table:table-cell table:style-name="ce196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3" office:value-type="float" office:value="10321">
            <text:p>10321</text:p>
          </table:table-cell>
          <table:table-cell table:style-name="ce44" office:value-type="string">
            <text:p>Foto Documento #1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1</text:p>
          </table:table-cell>
          <table:table-cell table:style-name="ce81" office:value-type="float" office:value="50250">
            <text:p>50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7" office:value-type="float" office:value="100014">
            <text:p>100014</text:p>
          </table:table-cell>
          <table:table-cell table:style-name="ce86" office:value-type="string">
            <text:p>Valor de Cero de BF Izquierdo</text:p>
          </table:table-cell>
          <table:table-cell table:style-name="ce163"/>
          <table:table-cell table:style-name="ce73"/>
          <table:table-cell table:style-name="ce78"/>
          <table:covered-table-cell table:style-name="ce12"/>
          <table:table-cell table:style-name="ce184" office:value-type="float" office:value="80040">
            <text:p>80040</text:p>
          </table:table-cell>
          <table:table-cell table:style-name="ce192" office:value-type="string">
            <text:p>Nro de Línea Pto10</text:p>
          </table:table-cell>
          <table:table-cell table:style-name="ce62" office:value-type="string">
            <text:p>Numerico</text:p>
          </table:table-cell>
          <table:table-cell table:style-name="ce202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2">
            <text:p>10322</text:p>
          </table:table-cell>
          <table:table-cell table:style-name="ce44" office:value-type="string">
            <text:p>Foto Documento #2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51">
            <text:p>50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5">
            <text:p>100015</text:p>
          </table:table-cell>
          <table:table-cell table:style-name="ce86" office:value-type="string">
            <text:p>Valor de Cero Balanza Derecha</text:p>
          </table:table-cell>
          <table:table-cell table:style-name="ce163"/>
          <table:table-cell table:style-name="ce73"/>
          <table:table-cell table:style-name="ce172"/>
          <table:table-cell table:style-name="ce174" office:value-type="string" table:number-columns-spanned="1" table:number-rows-spanned="18">
            <text:p>Banco de Rodadura</text:p>
          </table:table-cell>
          <table:table-cell table:style-name="ce185" office:value-type="float" office:value="90000">
            <text:p>90000</text:p>
          </table:table-cell>
          <table:table-cell table:style-name="ce135" office:value-type="string">
            <text:p>Desviación Referencia #1</text:p>
          </table:table-cell>
          <table:table-cell table:style-name="ce198" office:value-type="string">
            <text:p>%</text:p>
          </table:table-cell>
          <table:table-cell table:style-name="ce169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3">
            <text:p>10323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60">
            <text:p>50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6">
            <text:p>100016</text:p>
          </table:table-cell>
          <table:table-cell table:style-name="ce86" office:value-type="string">
            <text:p>Valor de Cero de Balanza Izquierda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1">
            <text:p>90001</text:p>
          </table:table-cell>
          <table:table-cell table:style-name="ce136" office:value-type="string">
            <text:p>Desviación Referencia #2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4">
            <text:p>10324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40">
            <text:p>50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27" office:value-type="float" office:value="100017">
            <text:p>100017</text:p>
          </table:table-cell>
          <table:table-cell table:style-name="ce86" office:value-type="string">
            <text:p>Valor de Ganancia BF Izquierd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2">
            <text:p>90002</text:p>
          </table:table-cell>
          <table:table-cell table:style-name="ce136" office:value-type="string">
            <text:p>Desviación Referencia #3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5">
            <text:p>10325</text:p>
          </table:table-cell>
          <table:table-cell table:style-name="ce44" office:value-type="string">
            <text:p>Cantidad de Ruedas</text:p>
          </table:table-cell>
          <table:table-cell table:style-name="ce63" office:value-type="string">
            <text:p>Nú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70">
            <text:p>50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8">
            <text:p>100018</text:p>
          </table:table-cell>
          <table:table-cell table:style-name="ce86" office:value-type="string">
            <text:p>Valor de Ganancia de BF Derech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3">
            <text:p>90003</text:p>
          </table:table-cell>
          <table:table-cell table:style-name="ce136" office:value-type="string">
            <text:p>Desviación Referencia #4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6">
            <text:p>10326</text:p>
          </table:table-cell>
          <table:table-cell table:style-name="ce44" office:value-type="string">
            <text:p>Cooperativa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71">
            <text:p>50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9">
            <text:p>100019</text:p>
          </table:table-cell>
          <table:table-cell table:style-name="ce86" office:value-type="string">
            <text:p>Valor de Ganancia de Balanza Izquierda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4">
            <text:p>90004</text:p>
          </table:table-cell>
          <table:table-cell table:style-name="ce136" office:value-type="string">
            <text:p>Desviación Referencia #5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7">
            <text:p>10327</text:p>
          </table:table-cell>
          <table:table-cell table:style-name="ce44" office:value-type="string">
            <text:p>Ambito O.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80">
            <text:p>50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20">
            <text:p>100020</text:p>
          </table:table-cell>
          <table:table-cell table:style-name="ce86" office:value-type="string">
            <text:p>Valor de Ganancia de Balanza Derecha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5">
            <text:p>90005</text:p>
          </table:table-cell>
          <table:table-cell table:style-name="ce136" office:value-type="string">
            <text:p>Desviación Referencia #6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5"/>
          <table:table-cell table:style-name="ce23" office:value-type="float" office:value="10328">
            <text:p>10328</text:p>
          </table:table-cell>
          <table:table-cell table:style-name="ce44" office:value-type="string">
            <text:p>Disco Nro</text:p>
          </table:table-cell>
          <table:table-cell table:style-name="ce63" office:value-type="string">
            <text:p>Texto</text:p>
          </table:table-cell>
          <table:table-cell table:style-name="ce74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0281">
            <text:p>50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covered-table-cell table:style-name="ce107"/>
          <table:table-cell table:style-name="ce128" office:value-type="float" office:value="100021">
            <text:p>100021</text:p>
          </table:table-cell>
          <table:table-cell table:style-name="ce136" office:value-type="string">
            <text:p>Valor de Ganancia de Alineador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6" office:value-type="float" office:value="90006">
            <text:p>90006</text:p>
          </table:table-cell>
          <table:table-cell table:style-name="ce136" office:value-type="string">
            <text:p>Desviación Referencia #7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table-cell table:style-name="ce6" office:value-type="string" table:number-columns-spanned="1" table:number-rows-spanned="16">
            <text:p>Pruebas</text:p>
          </table:table-cell>
          <table:table-cell table:style-name="ce24" office:value-type="float" office:value="16001">
            <text:p>16001</text:p>
          </table:table-cell>
          <table:table-cell table:style-name="ce45" office:value-type="string">
            <text:p>ID PRUEBA (Referencia Tramite)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8">
            <text:p>FRENO de Mano Eje 2</text:p>
          </table:table-cell>
          <table:table-cell table:style-name="ce81" office:value-type="float" office:value="51250">
            <text:p>51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8" office:value-type="float" office:value="100022">
            <text:p>100022</text:p>
          </table:table-cell>
          <table:table-cell table:style-name="ce136" office:value-type="string">
            <text:p>Valor de Cero de Alineador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7" office:value-type="float" office:value="90007">
            <text:p>90007</text:p>
          </table:table-cell>
          <table:table-cell table:style-name="ce136" office:value-type="string">
            <text:p>Desviación Referencia #8</text:p>
          </table:table-cell>
          <table:table-cell table:style-name="ce199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0">
            <text:p>16000</text:p>
          </table:table-cell>
          <table:table-cell table:style-name="ce46" office:value-type="string">
            <text:p>Fecha Hora (AAAAMMDDhhmmss)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51">
            <text:p>51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9" office:value-type="float" office:value="100023">
            <text:p>100023</text:p>
          </table:table-cell>
          <table:table-cell table:style-name="ce148" office:value-type="string">
            <text:p>Largo Camara Opacimetro</text:p>
          </table:table-cell>
          <table:table-cell table:style-name="ce164"/>
          <table:table-cell table:style-name="ce73"/>
          <table:table-cell table:style-name="ce172"/>
          <table:covered-table-cell table:style-name="ce175"/>
          <table:table-cell table:style-name="ce187" office:value-type="float" office:value="90101">
            <text:p>90101</text:p>
          </table:table-cell>
          <table:table-cell table:style-name="ce136" office:value-type="string">
            <text:p>Velocidad Medida #1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2">
            <text:p>16002</text:p>
          </table:table-cell>
          <table:table-cell table:style-name="ce46" office:value-type="string">
            <text:p>Revision (Primera, Segunda,etc)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60">
            <text:p>51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4">
            <text:p>100024</text:p>
          </table:table-cell>
          <table:table-cell table:style-name="ce137" office:value-type="string">
            <text:p>Constante Resbalamient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7" office:value-type="float" office:value="90102">
            <text:p>90102</text:p>
          </table:table-cell>
          <table:table-cell table:style-name="ce136" office:value-type="string">
            <text:p>Velocidad Medida #2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3">
            <text:p>16003</text:p>
          </table:table-cell>
          <table:table-cell table:style-name="ce46" office:value-type="string">
            <text:p>Num Línea Asignada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40">
            <text:p>51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30" office:value-type="float" office:value="100025">
            <text:p>100025</text:p>
          </table:table-cell>
          <table:table-cell table:style-name="ce137" office:value-type="string">
            <text:p>Valor de Cero de BS Derech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7" office:value-type="float" office:value="90103">
            <text:p>90103</text:p>
          </table:table-cell>
          <table:table-cell table:style-name="ce136" office:value-type="string">
            <text:p>Velocidad Medida #3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0">
            <text:p>15000</text:p>
          </table:table-cell>
          <table:table-cell table:style-name="ce47" office:value-type="string">
            <text:p>Prueba de Alineació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0">
            <text:p>51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6">
            <text:p>100026</text:p>
          </table:table-cell>
          <table:table-cell table:style-name="ce137" office:value-type="string">
            <text:p>Valor de Cero de BS Izquierd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7" office:value-type="float" office:value="90104">
            <text:p>90104</text:p>
          </table:table-cell>
          <table:table-cell table:style-name="ce136" office:value-type="string">
            <text:p>Velocidad Medida #4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1">
            <text:p>15001</text:p>
          </table:table-cell>
          <table:table-cell table:style-name="ce47" office:value-type="string">
            <text:p>Prueba de Suspensio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1">
            <text:p>51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7">
            <text:p>100027</text:p>
          </table:table-cell>
          <table:table-cell table:style-name="ce137" office:value-type="string">
            <text:p>Valor de Ganancia BS Derecho</text:p>
          </table:table-cell>
          <table:table-cell table:style-name="ce163"/>
          <table:table-cell table:style-name="ce73"/>
          <table:table-cell table:style-name="ce172"/>
          <table:covered-table-cell table:style-name="ce175"/>
          <table:table-cell table:style-name="ce187" office:value-type="float" office:value="90105">
            <text:p>90105</text:p>
          </table:table-cell>
          <table:table-cell table:style-name="ce136" office:value-type="string">
            <text:p>Velocidad Medida #5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2">
            <text:p>15002</text:p>
          </table:table-cell>
          <table:table-cell table:style-name="ce47" office:value-type="string">
            <text:p>Prueba de Frenos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80">
            <text:p>51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8"/>
          <table:table-cell table:style-name="ce131" office:value-type="float" office:value="100028">
            <text:p>100028</text:p>
          </table:table-cell>
          <table:table-cell table:style-name="ce149" office:value-type="string">
            <text:p>Valor de Ganancia BS Izquierdo</text:p>
          </table:table-cell>
          <table:table-cell table:style-name="ce165"/>
          <table:table-cell table:style-name="ce170"/>
          <table:table-cell table:style-name="ce172"/>
          <table:covered-table-cell table:style-name="ce175"/>
          <table:table-cell table:style-name="ce187" office:value-type="float" office:value="90106">
            <text:p>90106</text:p>
          </table:table-cell>
          <table:table-cell table:style-name="ce136" office:value-type="string">
            <text:p>Velocidad Medida #6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3">
            <text:p>15003</text:p>
          </table:table-cell>
          <table:table-cell table:style-name="ce47" office:value-type="string">
            <text:p>Prueba de Frenos de Mano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2"/>
          <table:table-cell table:style-name="ce83" office:value-type="float" office:value="51281">
            <text:p>51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table-cell table:style-name="ce109" office:value-type="string" table:number-columns-spanned="1" table:number-rows-spanned="4">
            <text:p>Foto Validación</text:p>
          </table:table-cell>
          <table:table-cell table:style-name="ce132" office:value-type="float" office:value="100030">
            <text:p>100030</text:p>
          </table:table-cell>
          <table:table-cell table:style-name="ce150" office:value-type="string">
            <text:p>Archivo Fotovalidación #1</text:p>
          </table:table-cell>
          <table:table-cell table:style-name="ce166"/>
          <table:table-cell table:style-name="ce169"/>
          <table:table-cell table:style-name="ce172"/>
          <table:covered-table-cell table:style-name="ce175"/>
          <table:table-cell table:style-name="ce187" office:value-type="float" office:value="90107">
            <text:p>90107</text:p>
          </table:table-cell>
          <table:table-cell table:style-name="ce136" office:value-type="string">
            <text:p>Velocidad Medida #7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4">
            <text:p>15004</text:p>
          </table:table-cell>
          <table:table-cell table:style-name="ce47" office:value-type="string">
            <text:p>Prueba de Luc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3</text:p>
          </table:table-cell>
          <table:table-cell table:style-name="ce84" office:value-type="float" office:value="52250">
            <text:p>52250</text:p>
          </table:table-cell>
          <table:table-cell table:style-name="ce88" office:value-type="string">
            <text:p>Fuerza de Frenado Lado Derecho</text:p>
          </table:table-cell>
          <table:table-cell table:style-name="ce92" office:value-type="string">
            <text:p>kN</text:p>
          </table:table-cell>
          <table:table-cell table:style-name="ce93"/>
          <table:table-cell table:style-name="ce78"/>
          <table:covered-table-cell table:style-name="ce110"/>
          <table:table-cell table:style-name="ce133" office:value-type="float" office:value="100031">
            <text:p>100031</text:p>
          </table:table-cell>
          <table:table-cell table:style-name="ce151" office:value-type="string">
            <text:p>Archivo Fotovalidación #2</text:p>
          </table:table-cell>
          <table:table-cell table:style-name="ce167"/>
          <table:table-cell table:style-name="ce73"/>
          <table:table-cell table:style-name="ce172"/>
          <table:covered-table-cell table:style-name="ce175"/>
          <table:table-cell table:style-name="ce187" office:value-type="float" office:value="90108">
            <text:p>90108</text:p>
          </table:table-cell>
          <table:table-cell table:style-name="ce136" office:value-type="string">
            <text:p>Velocidad Medida #8</text:p>
          </table:table-cell>
          <table:table-cell table:style-name="ce199" office:value-type="string">
            <text:p>Km/h</text:p>
          </table:table-cell>
          <table:table-cell table:style-name="ce73" office:value-type="string">
            <text:p>x</text:p>
          </table:table-cell>
          <table:table-cell office:value-type="string">
            <text:p><text:s/>este campo le cambie el numero identificador a mano, antes era 9006</text:p>
          </table:table-cell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5">
            <text:p>15005</text:p>
          </table:table-cell>
          <table:table-cell table:style-name="ce47" office:value-type="string">
            <text:p>Prueba de Gas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51">
            <text:p>52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10"/>
          <table:table-cell table:style-name="ce133" office:value-type="float" office:value="100032">
            <text:p>100032</text:p>
          </table:table-cell>
          <table:table-cell table:style-name="ce151" office:value-type="string">
            <text:p>Archivo Fotovalidacion #3</text:p>
          </table:table-cell>
          <table:table-cell table:style-name="ce167"/>
          <table:table-cell table:style-name="ce73"/>
          <table:table-cell table:style-name="ce172"/>
          <table:covered-table-cell table:style-name="ce175"/>
          <table:table-cell table:style-name="ce187" office:value-type="float" office:value="90200">
            <text:p>90200</text:p>
          </table:table-cell>
          <table:table-cell table:style-name="ce136" office:value-type="string">
            <text:p>Distancia Recorrida</text:p>
          </table:table-cell>
          <table:table-cell table:style-name="ce199" office:value-type="string">
            <text:p>Mts.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6">
            <text:p>15006</text:p>
          </table:table-cell>
          <table:table-cell table:style-name="ce47" office:value-type="string">
            <text:p>Prueba de Insp. Visual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60">
            <text:p>52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11"/>
          <table:table-cell table:style-name="ce134" office:value-type="float" office:value="100033">
            <text:p>100033</text:p>
          </table:table-cell>
          <table:table-cell table:style-name="ce138" office:value-type="string">
            <text:p>Archivo Fotovalidacion #4</text:p>
          </table:table-cell>
          <table:table-cell table:style-name="ce168"/>
          <table:table-cell table:style-name="ce170"/>
          <table:table-cell/>
          <table:covered-table-cell table:style-name="ce175"/>
          <table:table-cell table:style-name="ce188" office:value-type="float" office:value="90201">
            <text:p>90201</text:p>
          </table:table-cell>
          <table:table-cell table:style-name="ce193" office:value-type="string">
            <text:p>Duración de Ensayo</text:p>
          </table:table-cell>
          <table:table-cell table:style-name="ce200" office:value-type="string">
            <text:p>Seg.</text:p>
          </table:table-cell>
          <table:table-cell table:style-name="ce170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7">
            <text:p>15007</text:p>
          </table:table-cell>
          <table:table-cell table:style-name="ce47" office:value-type="string">
            <text:p>Prueba de Isnp. Fosa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40">
            <text:p>52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number-columns-repeated="6"/>
          <table:table-cell table:style-name="ce176" office:value-type="string">
            <text:p>Ingenieria</text:p>
          </table:table-cell>
          <table:table-cell table:style-name="ce189" office:value-type="float" office:value="95000">
            <text:p>95000</text:p>
          </table:table-cell>
          <table:table-cell table:style-name="ce194" office:value-type="string">
            <text:p>Observaciones</text:p>
          </table:table-cell>
          <table:table-cell table:style-name="ce201" office:value-type="string">
            <text:p>Texto</text:p>
          </table:table-cell>
          <table:table-cell table:style-name="ce202"/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8">
            <text:p>15008</text:p>
          </table:table-cell>
          <table:table-cell table:style-name="ce47" office:value-type="string">
            <text:p>Prueba Sonometro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70">
            <text:p>52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6" office:value-type="float" office:value="15009">
            <text:p>15009</text:p>
          </table:table-cell>
          <table:table-cell table:style-name="ce48" office:value-type="string">
            <text:p>Prueba Rodadura</text:p>
          </table:table-cell>
          <table:table-cell table:style-name="ce63" office:value-type="string">
            <text:p>SI/NO</text:p>
          </table:table-cell>
          <table:table-cell table:style-name="ce72"/>
          <table:table-cell/>
          <table:covered-table-cell table:style-name="ce11"/>
          <table:table-cell table:style-name="ce82" office:value-type="float" office:value="52271">
            <text:p>52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7" office:value-type="float" office:value="16004">
            <text:p>16004</text:p>
          </table:table-cell>
          <table:table-cell table:style-name="ce49" office:value-type="string">
            <text:p>Resultado Final Revision</text:p>
          </table:table-cell>
          <table:table-cell table:style-name="ce64" office:value-type="string">
            <text:p>Texto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2280">
            <text:p>52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table:number-columns-spanned="3" table:number-rows-spanned="1">
            <text:p>(*): se debe enviar el Eje a Probar o 255 en caso de todos los ejes</text:p>
          </table:table-cell>
          <table:covered-table-cell table:style-name="ce50"/>
          <table:covered-table-cell table:style-name="ce28"/>
          <table:table-cell table:style-name="ce75"/>
          <table:table-cell/>
          <table:covered-table-cell table:style-name="ce12"/>
          <table:table-cell table:style-name="ce83" office:value-type="float" office:value="52281">
            <text:p>52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7" office:value-type="string" table:number-columns-spanned="1" table:number-rows-spanned="6">
            <text:p>ALINEACIÓN</text:p>
          </table:table-cell>
          <table:table-cell table:style-name="ce29" office:value-type="float" office:value="30100">
            <text:p>30100</text:p>
          </table:table-cell>
          <table:table-cell table:style-name="ce51" office:value-type="string">
            <text:p>Resultado Alineación Eje 1</text:p>
          </table:table-cell>
          <table:table-cell table:style-name="ce60" office:value-type="string">
            <text:p>m/km</text:p>
          </table:table-cell>
          <table:table-cell table:style-name="ce71" office:value-type="string">
            <text:p>x</text:p>
          </table:table-cell>
          <table:table-cell/>
          <table:table-cell table:style-name="ce10" office:value-type="string" table:number-columns-spanned="1" table:number-rows-spanned="8">
            <text:p>FRENO de Mano Eje 4</text:p>
          </table:table-cell>
          <table:table-cell table:style-name="ce81" office:value-type="float" office:value="53250">
            <text:p>53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1">
            <text:p>30101</text:p>
          </table:table-cell>
          <table:table-cell table:style-name="ce52" office:value-type="string">
            <text:p>Resultado Alineación Eje 2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51">
            <text:p>53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2">
            <text:p>30102</text:p>
          </table:table-cell>
          <table:table-cell table:style-name="ce52" office:value-type="string">
            <text:p>Resultado Alineación Eje 3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60">
            <text:p>53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3">
            <text:p>30103</text:p>
          </table:table-cell>
          <table:table-cell table:style-name="ce52" office:value-type="string">
            <text:p>Resultado Alineación Eje 4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40">
            <text:p>53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4">
            <text:p>30104</text:p>
          </table:table-cell>
          <table:table-cell table:style-name="ce52" office:value-type="string">
            <text:p>Resultado Alineación Eje 5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70">
            <text:p>53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9"/>
          <table:table-cell table:style-name="ce30" office:value-type="float" office:value="30105">
            <text:p>30105</text:p>
          </table:table-cell>
          <table:table-cell table:style-name="ce53" office:value-type="string">
            <text:p>Resultado Alineación Eje 6</text:p>
          </table:table-cell>
          <table:table-cell table:style-name="ce64" office:value-type="string">
            <text:p>m/km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3271">
            <text:p>53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0" office:value-type="string" table:number-columns-spanned="1" table:number-rows-spanned="7">
            <text:p>SUSPENSIÓN Eje Delantero</text:p>
          </table:table-cell>
          <table:table-cell table:style-name="ce31" office:value-type="float" office:value="31000">
            <text:p>310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3280">
            <text:p>53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float" office:value="31001">
            <text:p>310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3281">
            <text:p>53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010">
            <text:p>310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5</text:p>
          </table:table-cell>
          <table:table-cell table:style-name="ce81" office:value-type="float" office:value="54250">
            <text:p>54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11">
            <text:p>310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51">
            <text:p>54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0">
            <text:p>310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60">
            <text:p>54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1">
            <text:p>310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40">
            <text:p>54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33" office:value-type="float" office:value="31022">
            <text:p>31022</text:p>
          </table:table-cell>
          <table:table-cell table:style-name="ce56" office:value-type="string">
            <text:p>Diferencia Rendimiento Lado a Lado</text:p>
          </table:table-cell>
          <table:table-cell table:style-name="ce67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4270">
            <text:p>54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3" office:value-type="string" table:number-columns-spanned="1" table:number-rows-spanned="7">
            <text:p>SUSPENSIÓN Eje Trasero</text:p>
          </table:table-cell>
          <table:table-cell table:style-name="ce34" office:value-type="float" office:value="31100">
            <text:p>311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4271">
            <text:p>54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01">
            <text:p>311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4280">
            <text:p>54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float" office:value="31110">
            <text:p>311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2"/>
          <table:table-cell table:style-name="ce83" office:value-type="float" office:value="54281">
            <text:p>54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111">
            <text:p>311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6</text:p>
          </table:table-cell>
          <table:table-cell table:style-name="ce81" office:value-type="float" office:value="55250">
            <text:p>55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0">
            <text:p>311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51">
            <text:p>55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1">
            <text:p>311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60">
            <text:p>55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5" office:value-type="float" office:value="31122">
            <text:p>31122</text:p>
          </table:table-cell>
          <table:table-cell table:style-name="ce57" office:value-type="string">
            <text:p>Diferencia Rendimiento Lado a Lado</text:p>
          </table:table-cell>
          <table:table-cell table:style-name="ce68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5240">
            <text:p>55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table-cell table:style-name="ce14" office:value-type="string" table:number-columns-spanned="1" table:number-rows-spanned="2">
            <text:p>OPACIMETRO</text:p>
          </table:table-cell>
          <table:table-cell table:style-name="ce20" office:value-type="float" office:value="38500">
            <text:p>38500</text:p>
          </table:table-cell>
          <table:table-cell table:style-name="ce54" office:value-type="string">
            <text:p>Resultado Medición Opacidad</text:p>
          </table:table-cell>
          <table:table-cell table:style-name="ce60" office:value-type="string">
            <text:p>1/m-1 k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70">
            <text:p>55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covered-table-cell table:style-name="ce15"/>
          <table:table-cell table:style-name="ce27" office:value-type="float" office:value="38501">
            <text:p>38501</text:p>
          </table:table-cell>
          <table:table-cell table:style-name="ce58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/>
          <table:covered-table-cell table:style-name="ce11"/>
          <table:table-cell table:style-name="ce82" office:value-type="float" office:value="55271">
            <text:p>55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16" office:value-type="string" table:number-columns-spanned="1" table:number-rows-spanned="12">
            <text:p>Analizador de Gases</text:p>
          </table:table-cell>
          <table:table-cell table:style-name="ce29" office:value-type="float" office:value="39000">
            <text:p>39000</text:p>
          </table:table-cell>
          <table:table-cell table:style-name="ce59" office:value-type="string">
            <text:p>Monoxido de Carbono CO en Ralenti</text:p>
          </table:table-cell>
          <table:table-cell table:style-name="ce69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80">
            <text:p>55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7">
          <table:covered-table-cell table:style-name="ce11"/>
          <table:table-cell table:style-name="ce21" office:value-type="float" office:value="39001">
            <text:p>39001</text:p>
          </table:table-cell>
          <table:table-cell table:style-name="ce55" office:value-type="string">
            <text:p>Hidro Carburos HC en Ralenti</text:p>
          </table:table-cell>
          <table:table-cell table:style-name="ce61" office:value-type="string">
            <text:p>ppm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5281">
            <text:p>55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8">
          <table:covered-table-cell table:style-name="ce11"/>
          <table:table-cell table:style-name="ce21" office:value-type="float" office:value="39002">
            <text:p>39002</text:p>
          </table:table-cell>
          <table:table-cell table:style-name="ce55" office:value-type="string">
            <text:p>Oxigeno O2 en Ralenti</text:p>
          </table:table-cell>
          <table:table-cell table:style-name="ce61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3">
            <text:p>39003</text:p>
          </table:table-cell>
          <table:table-cell table:style-name="ce57" office:value-type="string">
            <text:p>Oxido Nitroso Nox en Ralenti</text:p>
          </table:table-cell>
          <table:table-cell table:style-name="ce63" office:value-type="string">
            <text:p>ppm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4">
            <text:p>39004</text:p>
          </table:table-cell>
          <table:table-cell table:style-name="ce57" office:value-type="string">
            <text:p>Dioxido de Carbono CO2 en Ralenti</text:p>
          </table:table-cell>
          <table:table-cell table:style-name="ce63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5">
            <text:p>39005</text:p>
          </table:table-cell>
          <table:table-cell table:style-name="ce57" office:value-type="string">
            <text:p>Lambda</text:p>
          </table:table-cell>
          <table:table-cell table:style-name="ce63" office:value-type="string">
            <text:p>Celsius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7">
            <text:p>39007</text:p>
          </table:table-cell>
          <table:table-cell table:style-name="ce57" office:value-type="string">
            <text:p>Monoxido de Carbono CO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8">
            <text:p>39008</text:p>
          </table:table-cell>
          <table:table-cell table:style-name="ce57" office:value-type="string">
            <text:p>Hidro Carburos HC en Alta RPM 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09">
            <text:p>39009</text:p>
          </table:table-cell>
          <table:table-cell table:style-name="ce57" office:value-type="string">
            <text:p>Oxigeno 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10">
            <text:p>39010</text:p>
          </table:table-cell>
          <table:table-cell table:style-name="ce57" office:value-type="string">
            <text:p>Oxido Notroso Nox en Alta RPM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6" office:value-type="float" office:value="39011">
            <text:p>39011</text:p>
          </table:table-cell>
          <table:table-cell table:style-name="ce57" office:value-type="string">
            <text:p>Dioxido de Carbono C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2"/>
          <table:table-cell table:style-name="ce30" office:value-type="float" office:value="39006">
            <text:p>39006</text:p>
          </table:table-cell>
          <table:table-cell table:style-name="ce56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 table:number-columns-repeated="1019"/>
        </table:table-row>
        <table:table-row table:style-name="ro8">
          <table:table-cell table:style-name="ce10" office:value-type="string" table:number-columns-spanned="1" table:number-rows-spanned="10">
            <text:p>FRENOS Eje 1 </text:p>
          </table:table-cell>
          <table:table-cell table:style-name="ce31" office:value-type="float" office:value="50000">
            <text:p>50000</text:p>
          </table:table-cell>
          <table:table-cell table:style-name="ce59" office:value-type="string">
            <text:p>Fuerza de Frenado Lado Derecho</text:p>
          </table:table-cell>
          <table:table-cell table:style-name="ce70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01">
            <text:p>50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10">
            <text:p>50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20">
            <text:p>50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21">
            <text:p>50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30">
            <text:p>50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31">
            <text:p>50031</text:p>
          </table:table-cell>
          <table:table-cell table:style-name="ce55" office:value-type="string">
            <text:p>Resistenci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040">
            <text:p>50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0100">
            <text:p>50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2"/>
          <table:table-cell table:style-name="ce33" office:value-type="float" office:value="50101">
            <text:p>50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8">
          <table:table-cell table:style-name="ce10" office:value-type="string" table:number-columns-spanned="1" table:number-rows-spanned="10">
            <text:p>FRENOS Eje 2</text:p>
          </table:table-cell>
          <table:table-cell table:style-name="ce34" office:value-type="float" office:value="51000">
            <text:p>51000</text:p>
          </table:table-cell>
          <table:table-cell table:style-name="ce54" office:value-type="string">
            <text:p>Fuerza de Frenado Lado Derecho</text:p>
          </table:table-cell>
          <table:table-cell table:style-name="ce65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01">
            <text:p>51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10">
            <text:p>51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20">
            <text:p>51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21">
            <text:p>51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30">
            <text:p>51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31">
            <text:p>51031</text:p>
          </table:table-cell>
          <table:table-cell table:style-name="ce55" office:value-type="string">
            <text:p>Resistencia a la Rodadur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040">
            <text:p>51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8">
          <table:covered-table-cell table:style-name="ce11"/>
          <table:table-cell table:style-name="ce32" office:value-type="float" office:value="51100">
            <text:p>51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8">
          <table:covered-table-cell table:style-name="ce12"/>
          <table:table-cell table:style-name="ce33" office:value-type="float" office:value="51101">
            <text:p>51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8" table:number-rows-repeated="104845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7">17/04/2023</text:date>, <text:time>15:09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7T15:09:16.29</dc:date>
    <meta:generator>OpenOffice/4.1.13$Win32 OpenOffice.org_project/4113m1$Build-9810</meta:generator>
    <meta:editing-duration>PT3H3M58S</meta:editing-duration>
    <meta:editing-cycles>7</meta:editing-cycles>
    <meta:document-statistic meta:table-count="1" meta:cell-count="1162" meta:object-count="0"/>
  </office:meta>
</office:document-meta>
</file>